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89.223.126.182:8080/issue/RZD-27" office:target-frame-name="_top" xlink:show="replace"><text:span text:style-name="Гиперссылка">http://89.223.126.182:8080/issue/RZD-27</text:span></text:a></text:p>
      <text:p text:style-name="Обычный"><text:a xlink:href="http://89.223.126.182:8080/issue/RZD-28" office:target-frame-name="_top" xlink:show="replace"><text:span text:style-name="Гиперссылка">http://89.223.126.182:8080/issue/RZD-28</text:span></text:a></text:p>
      <text:p text:style-name="Обычный"><text:a xlink:href="http://89.223.126.182:8080/issue/RZD-29" office:target-frame-name="_top" xlink:show="replace"><text:span text:style-name="Гиперссылка">http://89.223.126.182:8080/issue/RZD-29</text:span></text:a></text:p>
      <text:p text:style-name="Обычный"><text:a xlink:href="http://89.223.126.182:8080/issue/RZD-30" office:target-frame-name="_top" xlink:show="replace"><text:span text:style-name="Гиперссылка">http://89.223.126.182:8080/issue/RZD-30</text:span></text:a></text:p>
      <text:p text:style-name="Обычный"><text:a xlink:href="http://89.223.126.182:8080/issue/RZD-31" office:target-frame-name="_top" xlink:show="replace"><text:span text:style-name="Гиперссылка">http://89.223.126.182:8080/issue/RZD-31</text:span></text:a></text:p>
      <text:p text:style-name="Обычный"><text:a xlink:href="http://89.223.126.182:8080/issue/RZD-32" office:target-frame-name="_top" xlink:show="replace"><text:span text:style-name="Гиперссылка">http://89.223.126.182:8080/issue/RZD-32</text:span></text:a></text:p>
      <text:p text:style-name="Обычный"><text:a xlink:href="http://89.223.126.182:8080/issue/RZD-33" office:target-frame-name="_top" xlink:show="replace"><text:span text:style-name="Гиперссылка">http://89.223.126.182:8080/issue/RZD-33</text:span></text:a></text:p>
      <text:p text:style-name="Обычный"><text:a xlink:href="http://89.223.126.182:8080/issue/RZD-34" office:target-frame-name="_top" xlink:show="replace"><text:span text:style-name="Гиперссылка">http://89.223.126.182:8080/issue/RZD-34</text:span></text:a></text:p>
      <text:p text:style-name="Обычный"><text:a xlink:href="http://89.223.126.182:8080/issue/RZD-35" office:target-frame-name="_top" xlink:show="replace"><text:span text:style-name="Гиперссылка">http://89.223.126.182:8080/issue/RZD-35</text:span></text:a></text:p>
      <text:p text:style-name="Обычный"><text:a xlink:href="http://89.223.126.182:8080/issue/RZD-36" office:target-frame-name="_top" xlink:show="replace"><text:span text:style-name="Гиперссылка">http://89.223.126.182:8080/issue/RZD-36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Роман Муртазин</meta:initial-creator>
    <dc:creator>Роман Муртазин</dc:creator>
    <meta:creation-date>2021-12-19T14:23:00Z</meta:creation-date>
    <dc:date>2021-12-19T14:23:00Z</dc:date>
    <meta:template xlink:href="Normal.dotm" xlink:type="simple"/>
    <meta:editing-cycles>1</meta:editing-cycles>
    <meta:editing-duration>PT0S</meta:editing-duration>
    <meta:document-statistic meta:page-count="1" meta:paragraph-count="1" meta:word-count="147" meta:character-count="989" meta:row-count="7" meta:non-whitespace-character-count="843"/>
  </office:meta>
</office:document-meta>
</file>